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ext_20_body">
      <style:paragraph-properties fo:text-align="center" style:justify-single-word="false"/>
      <style:text-properties officeooo:rsid="0014d464" officeooo:paragraph-rsid="0020159c"/>
    </style:style>
    <style:style style:name="P3" style:family="paragraph" style:parent-style-name="Title">
      <style:text-properties officeooo:rsid="0014d464" officeooo:paragraph-rsid="0020159c"/>
    </style:style>
    <style:style style:name="P4" style:family="paragraph" style:parent-style-name="Text_20_body" style:list-style-name="L1">
      <style:text-properties officeooo:rsid="0016781b" officeooo:paragraph-rsid="0020159c"/>
    </style:style>
    <style:style style:name="P5" style:family="paragraph" style:parent-style-name="Text_20_body" style:list-style-name="L1">
      <style:text-properties officeooo:rsid="00173523" officeooo:paragraph-rsid="0020159c"/>
    </style:style>
    <style:style style:name="P6" style:family="paragraph" style:parent-style-name="Text_20_body" style:list-style-name="L1">
      <style:text-properties officeooo:rsid="00240020" officeooo:paragraph-rsid="00240020"/>
    </style:style>
    <style:style style:name="P7" style:family="paragraph" style:parent-style-name="Text_20_body" style:list-style-name="L2">
      <style:text-properties style:font-name="LM Mono 8" fo:font-weight="bold" officeooo:rsid="00240020" officeooo:paragraph-rsid="00243261" style:font-weight-asian="bold" style:font-weight-complex="bold"/>
    </style:style>
    <style:style style:name="P8" style:family="paragraph" style:parent-style-name="Text_20_body" style:list-style-name="L3">
      <style:text-properties style:font-name="LM Mono 8" fo:font-weight="bold" officeooo:rsid="00240020" officeooo:paragraph-rsid="00243261" style:font-weight-asian="bold" style:font-weight-complex="bold"/>
    </style:style>
    <style:style style:name="P9" style:family="paragraph" style:parent-style-name="Text_20_body" style:list-style-name="L1">
      <style:text-properties officeooo:rsid="00243261" officeooo:paragraph-rsid="00243261"/>
    </style:style>
    <style:style style:name="P10" style:family="paragraph" style:parent-style-name="Text_20_body" style:list-style-name="L1">
      <style:text-properties style:font-name="LM Mono 8" fo:font-weight="bold" officeooo:rsid="00243261" officeooo:paragraph-rsid="00243261" style:font-weight-asian="bold" style:font-weight-complex="bold"/>
    </style:style>
    <style:style style:name="P11" style:family="paragraph" style:parent-style-name="Text_20_body" style:list-style-name="L4">
      <style:text-properties style:font-name="LM Mono 8" fo:font-weight="bold" officeooo:rsid="002619fb" officeooo:paragraph-rsid="002619fb" style:font-weight-asian="bold" style:font-weight-complex="bold"/>
    </style:style>
    <style:style style:name="P12" style:family="paragraph" style:parent-style-name="Text_20_body" style:list-style-name="L1">
      <style:text-properties style:font-name="LM Mono 8" fo:font-weight="bold" officeooo:rsid="002619fb" officeooo:paragraph-rsid="002619fb" style:font-weight-asian="bold" style:font-weight-complex="bold"/>
    </style:style>
    <style:style style:name="P13" style:family="paragraph" style:parent-style-name="Text_20_body" style:list-style-name="L1">
      <style:text-properties style:font-name="LM Mono 8" fo:font-weight="bold" officeooo:rsid="00275f9e" officeooo:paragraph-rsid="00275f9e" style:font-weight-asian="bold" style:font-weight-complex="bold"/>
    </style:style>
    <style:style style:name="P14" style:family="paragraph" style:parent-style-name="Text_20_body" style:list-style-name="L1">
      <style:text-properties style:font-name="LM Mono 8" fo:font-weight="bold" officeooo:rsid="0028c18b" officeooo:paragraph-rsid="0028c18b" style:font-weight-asian="bold" style:font-weight-complex="bold"/>
    </style:style>
    <style:style style:name="P15" style:family="paragraph" style:parent-style-name="Text_20_body" style:list-style-name="L1">
      <style:text-properties style:font-name="Liberation Sans" fo:font-weight="normal" officeooo:rsid="00243261" officeooo:paragraph-rsid="00243261" style:font-weight-asian="normal" style:font-weight-complex="normal"/>
    </style:style>
    <style:style style:name="P16" style:family="paragraph" style:parent-style-name="Text_20_body" style:list-style-name="L1">
      <style:text-properties officeooo:rsid="00251dfe" officeooo:paragraph-rsid="00251dfe"/>
    </style:style>
    <style:style style:name="P17" style:family="paragraph" style:parent-style-name="Text_20_body" style:list-style-name="L1">
      <style:text-properties officeooo:rsid="002619fb" officeooo:paragraph-rsid="002619fb"/>
    </style:style>
    <style:style style:name="P18" style:family="paragraph" style:parent-style-name="Text_20_body" style:list-style-name="L1">
      <style:text-properties officeooo:rsid="002619fb" officeooo:paragraph-rsid="0028c18b"/>
    </style:style>
    <style:style style:name="P19" style:family="paragraph" style:parent-style-name="Text_20_body" style:list-style-name="L1">
      <style:text-properties officeooo:rsid="00275f9e" officeooo:paragraph-rsid="00275f9e"/>
    </style:style>
    <style:style style:name="P20" style:family="paragraph" style:parent-style-name="Text_20_body" style:list-style-name="L1">
      <style:text-properties officeooo:rsid="0028c18b" officeooo:paragraph-rsid="0028c18b"/>
    </style:style>
    <style:style style:name="P21" style:family="paragraph" style:parent-style-name="Text_20_body" style:list-style-name="L1">
      <style:text-properties officeooo:rsid="002a782f" officeooo:paragraph-rsid="002a782f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20159c" style:font-size-asian="10pt" style:font-size-complex="10pt"/>
    </style:style>
    <style:style style:name="T3" style:family="text">
      <style:text-properties officeooo:rsid="0014cbb5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014cbb5" style:font-size-asian="7pt" style:font-size-complex="7pt"/>
    </style:style>
    <style:style style:name="T6" style:family="text">
      <style:text-properties officeooo:rsid="0018f236"/>
    </style:style>
    <style:style style:name="T7" style:family="text">
      <style:text-properties style:font-name="LM Mono 8" fo:font-weight="bold" style:font-weight-asian="bold" style:font-weight-complex="bold"/>
    </style:style>
    <style:style style:name="T8" style:family="text">
      <style:text-properties style:font-name="LM Mono 8" fo:font-weight="bold" officeooo:rsid="0018f236" style:font-weight-asian="bold" style:font-weight-complex="bold"/>
    </style:style>
    <style:style style:name="T9" style:family="text">
      <style:text-properties officeooo:rsid="00243261"/>
    </style:style>
    <style:style style:name="T10" style:family="text">
      <style:text-properties style:font-name="LM Mono 8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ecklist <text:span text:style-name="T6">0</text:span>2<text:span text:style-name="T6">a</text:span></text:p>
      <text:p text:style-name="P2"><text:span text:style-name="T6">See also: </text:span><text:span text:style-name="T7">https://github.com/UI-FASILKOM-OS/SysProg/tree/master/CheckList/</text:span><text:span text:style-name="T8">02</text:span></text:p>
      <text:list xml:id="list2304628739" text:style-name="L1">
        <text:list-header>
          <text:p text:style-name="P4"/>
        </text:list-header>
        <text:list-item>
          <text:p text:style-name="P4">Which editor to user? <text:s/>(<text:span text:style-name="T11">vi?</text:span>)</text:p>
        </text:list-item>
        <text:list-item>
          <text:p text:style-name="P19">Super User (<text:span text:style-name="T12">be careful</text:span>!)</text:p>
          <text:list>
            <text:list-item>
              <text:p text:style-name="P13">sudo su -</text:p>
            </text:list-item>
          </text:list>
        </text:list-item>
        <text:list-item>
          <text:p text:style-name="P5">Does the C-compiler work?</text:p>
          <text:list>
            <text:list-item>
              <text:p text:style-name="P6">enter folder 02</text:p>
            </text:list-item>
            <text:list-item>
              <text:p text:style-name="P6">make</text:p>
            </text:list-item>
          </text:list>
        </text:list-item>
        <text:list-item>
          <text:p text:style-name="P9">List the directory</text:p>
          <text:list>
            <text:list-item>
              <text:p text:style-name="P10">ls -al</text:p>
            </text:list-item>
            <text:list-item>
              <text:p text:style-name="P15">Compare access mode between file “<text:span text:style-name="T7">test1.c</text:span>” and “<text:span text:style-name="T7">test1</text:span>”.</text:p>
            </text:list-item>
          </text:list>
        </text:list-item>
        <text:list-item>
          <text:p text:style-name="P6">Run Test</text:p>
        </text:list-item>
      </text:list>
      <text:list xml:id="list656932864" text:style-name="L2">
        <text:list-item>
          <text:list>
            <text:list-item>
              <text:p text:style-name="P7">time ./test1</text:p>
            </text:list-item>
          </text:list>
        </text:list-item>
      </text:list>
      <text:list xml:id="list2635925664" text:style-name="L3">
        <text:list-item>
          <text:list>
            <text:list-item>
              <text:p text:style-name="P8">time ./test<text:span text:style-name="T9">2</text:span></text:p>
            </text:list-item>
          </text:list>
        </text:list-item>
      </text:list>
      <text:list xml:id="list132129688578011" text:continue-list="list2304628739" text:style-name="L1">
        <text:list-item>
          <text:p text:style-name="P16">Make symbolic link “<text:span text:style-name="T7">sltest2</text:span>” of file “<text:span text:style-name="T7">test2</text:span>”</text:p>
        </text:list-item>
      </text:list>
      <text:list xml:id="list2116079983" text:style-name="L4">
        <text:list-item>
          <text:list>
            <text:list-item>
              <text:p text:style-name="P11">ln -s test2 sltest2 </text:p>
            </text:list-item>
          </text:list>
        </text:list-item>
      </text:list>
      <text:list xml:id="list132128582953483" text:continue-list="list132129688578011" text:style-name="L1">
        <text:list-item>
          <text:p text:style-name="P17">List the directory</text:p>
          <text:list>
            <text:list-item>
              <text:p text:style-name="P12">ls -al</text:p>
            </text:list-item>
          </text:list>
        </text:list-item>
        <text:list-item>
          <text:p text:style-name="P17">Try to execute sltest2</text:p>
          <text:list>
            <text:list-item>
              <text:p text:style-name="P12">time ./sltest2</text:p>
            </text:list-item>
          </text:list>
        </text:list-item>
        <text:list-item>
          <text:p text:style-name="P21">Try <text:span text:style-name="T7">test3</text:span> and <text:span text:style-name="T7">test4</text:span></text:p>
        </text:list-item>
        <text:list-item>
          <text:p text:style-name="P20">Try to read “chmod” manual and then run “chmod”</text:p>
          <text:list>
            <text:list-item>
              <text:p text:style-name="P14">man chmod</text:p>
            </text:list-item>
            <text:list-item>
              <text:p text:style-name="P14">chmod 777 test2</text:p>
            </text:list-item>
            <text:list-item>
              <text:p text:style-name="P14">ls -al</text:p>
            </text:list-item>
            <text:list-item>
              <text:p text:style-name="P14">chmod 750 test2</text:p>
            </text:list-item>
            <text:list-item>
              <text:p text:style-name="P14">ls -al</text:p>
            </text:list-item>
          </text:list>
          <text:p text:style-name="P18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20159c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0</text:span><text:span text:style-name="MT1"> -- 11-Sep-2019 --Page </text:span><text:span text:style-name="MT1"><text:page-number text:select-page="current">2</text:page-number></text:span><text:span text:style-name="MT1"><text:s text:c="2"/>/ <text:s/></text:span><text:span text:style-name="MT1"><text:page-number text:select-page="current">2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13:21:27.964432300</dc:date>
    <meta:editing-duration>PT2H54M54S</meta:editing-duration>
    <meta:editing-cycles>24</meta:editing-cycles>
    <meta:document-statistic meta:table-count="0" meta:image-count="0" meta:object-count="0" meta:page-count="2" meta:paragraph-count="28" meta:word-count="197" meta:character-count="1123" meta:non-whitespace-character-count="906"/>
  </office:meta>
</office:document-meta>
</file>